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bb9c5" officeooo:paragraph-rsid="001bb9c5"/>
    </style:style>
    <style:style style:name="P2" style:family="paragraph" style:parent-style-name="Preformatted_20_Text">
      <style:text-properties fo:font-weight="bold" officeooo:rsid="001bb9c5" officeooo:paragraph-rsid="001bb9c5" style:font-weight-asian="bold" style:font-weight-complex="bold"/>
    </style:style>
    <style:style style:name="P3" style:family="paragraph" style:parent-style-name="Preformatted_20_Text">
      <style:text-properties fo:font-weight="bold" officeooo:rsid="001e554d" officeooo:paragraph-rsid="001e554d" style:font-weight-asian="bold" style:font-weight-complex="bold"/>
    </style:style>
    <style:style style:name="P4" style:family="paragraph" style:parent-style-name="Preformatted_20_Text">
      <style:text-properties officeooo:rsid="001bc671" officeooo:paragraph-rsid="001bc671"/>
    </style:style>
    <style:style style:name="P5" style:family="paragraph" style:parent-style-name="Preformatted_20_Text">
      <style:text-properties officeooo:paragraph-rsid="001cdeb9"/>
    </style:style>
    <style:style style:name="P6" style:family="paragraph" style:parent-style-name="Preformatted_20_Text">
      <style:text-properties officeooo:rsid="001cdeb9" officeooo:paragraph-rsid="001cdeb9"/>
    </style:style>
    <style:style style:name="P7" style:family="paragraph" style:parent-style-name="Preformatted_20_Text">
      <style:text-properties officeooo:rsid="001cdeb9" officeooo:paragraph-rsid="001d0bcb"/>
    </style:style>
    <style:style style:name="P8" style:family="paragraph" style:parent-style-name="Preformatted_20_Text">
      <style:text-properties officeooo:paragraph-rsid="001d0bcb"/>
    </style:style>
    <style:style style:name="P9" style:family="paragraph" style:parent-style-name="Preformatted_20_Text">
      <style:text-properties officeooo:rsid="001d0bcb" officeooo:paragraph-rsid="001d0bcb"/>
    </style:style>
    <style:style style:name="T1" style:family="text">
      <style:text-properties officeooo:rsid="001bc671"/>
    </style:style>
    <style:style style:name="T2" style:family="text">
      <style:text-properties officeooo:rsid="001c8d05"/>
    </style:style>
    <style:style style:name="T3" style:family="text">
      <style:text-properties officeooo:rsid="001cdeb9"/>
    </style:style>
    <style:style style:name="T4" style:family="text">
      <style:text-properties style:font-name="Liberation Mono" fo:font-size="10pt" officeooo:rsid="001cdeb9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1d0bcb" style:font-name-asian="Noto Sans Mono CJK SC" style:font-size-asian="10pt" style:font-name-complex="Liberation Mono" style:font-size-complex="10pt"/>
    </style:style>
    <style:style style:name="T6" style:family="text">
      <style:text-properties officeooo:rsid="001d0b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Более подробно про сам процесс подготовки stc файлов можно посмотреть** <text:s text:c="2"/><text:a xlink:type="simple" xlink:href="https://github.com/Mirrabella/MNE_processing/blob/main/Sources/Transform_from_sensors_to_sources.ipynb" text:style-name="Internet_20_link" text:visited-style-name="Visited_20_Internet_20_Link">https://github.com/Mirrabella/MNE_processing/blob/main/Sources/Transform_from_sensors_to_sources.ipynb</text:a> </text:p>
      <text:p text:style-name="P2"/>
      <text:p text:style-name="P2">**Подготовка**</text:p>
      <text:p text:style-name="Preformatted_20_Text"/>
      <text:p text:style-name="Preformatted_20_Text">1. Визуально проверяем как прошла сегментация - segmentation_check.py. Если прошла <text:s/>некорректно, то запускаем freeserfer еще раз</text:p>
      <text:p text:style-name="Preformatted_20_Text"/>
      <text:p text:style-name="Preformatted_20_Text">2. Создаем Head Model: BEM (boundary element model) surface - создается отдельно для каждого испытуемого — make_bem.py.</text:p>
      <text:p text:style-name="Preformatted_20_Text"/>
      <text:p text:style-name="P1">**Получение stc (Source Estimate) файлов**:</text:p>
      <text:p text:style-name="P1"/>
      <text:p text:style-name="P1">1. **Получение stc** <text:span text:style-name="T1">для определенного частотного диапазона из <text:s/>fif файлов. Есть 2 варианта в зависимости от задачи (получение stc для усреденных эпох либо отдельно для каждой эпохи (ненужное закомментировать):</text:span></text:p>
      <text:p text:style-name="P1"/>
      <text:p text:style-name="P4">**get_freq_stc.py**</text:p>
      <text:p text:style-name="P4"/>
      <text:p text:style-name="P5"><text:span text:style-name="T1">* </text:span><text:span text:style-name="T2">для получения stc отдельных эпох в functions.py есть два варианта функций: первый когда мы получаем stc из fif содержащих уже выделенную бету, либо (..._var2) получаем stc бэты для каждой эпохи отдельно подставляю эпохи в функцию </text:span>mne.minimum_norm.source_band_induced_power <text:span text:style-name="T2">в цикле. Первый вариант судя по всему **НЕРАБОЧИЙ**</text:span></text:p>
      <text:p text:style-name="P5"/>
      <text:p text:style-name="P6">2. **Морфинг**</text:p>
      <text:p text:style-name="P6">если получили усредненные stc: морфинг на fsaverage</text:p>
      <text:p text:style-name="P6"/>
      <text:p text:style-name="P6">**morph_stc.py**</text:p>
      <text:p text:style-name="P6"/>
      <text:p text:style-name="P6">если получили stc для отдлельных эпох: морфинг на fsaverage</text:p>
      <text:p text:style-name="P6">**morph_stc_epo.py**</text:p>
      <text:p text:style-name="P6"/>
      <text:p text:style-name="P6">3. **Сохранение inverse operator для дальнейшего использования**</text:p>
      <text:p text:style-name="P6"/>
      <text:p text:style-name="P6">**inverse_operator_to_fif.py**</text:p>
      <text:p text:style-name="P6"/>
      <text:p text:style-name="P6">в будущем сохранение <text:s/>inverse operator можно прописать в саму функцию получения stc, чтобы не делать 2 раза одно и тоже.</text:p>
      <text:p text:style-name="P6"/>
      <text:p text:style-name="P6">4. **Усреднение**</text:p>
      <text:p text:style-name="P6"/>
      <text:p text:style-name="P6">4.1. Если получили отдельные эпохи — усредняем между эпохами:</text:p>
      <text:p text:style-name="P6"/>
      <text:p text:style-name="P6">**average_stc_in_epo.py**</text:p>
      <text:p text:style-name="P6"/>
      <text:p text:style-name="P6"/>
      <text:p text:style-name="P6">4.2. Усреднение внутри испытуемого с разделением данных по фидбэкам</text:p>
      <text:p text:style-name="P6"/>
      <text:p text:style-name="P6">**stc_freq_ave_into_subjects.py**</text:p>
      <text:p text:style-name="P6"/>
      <text:p text:style-name="P6">без разделение по фидбекам</text:p>
      <text:p text:style-name="P6"/>
      <text:p text:style-name="P6">****stc_freq_ave_into_subjects_united_feedbacks.py**</text:p>
      <text:p text:style-name="P6"/>
      <text:p text:style-name="P6"/>
      <text:p text:style-name="P6">4.3. Усреднение между испытуемыми</text:p>
      <text:p text:style-name="P6"/>
      <text:p text:style-name="P6">**stc_freq_ave.py**</text:p>
      <text:p text:style-name="P6"/>
      <text:p text:style-name="P6"/>
      <text:p text:style-name="P6">5. **Ttest**</text:p>
      <text:p text:style-name="P6"/>
      <text:p text:style-name="P6"><text:soft-page-break/>5.1. ttest для различных контрастов. Усредение между временными точками делается с помощью resampling (example — resampling = 10, т. е. 10 точек в секунду, т. е. 1 точка это +/- 50 мс)</text:p>
      <text:p text:style-name="P6"/>
      <text:p text:style-name="P6">**ttest_sources.py**</text:p>
      <text:p text:style-name="P6"/>
      <text:p text:style-name="P6">5.2. ttest для различных контрастов. Усреднение между точками внутри временного интервала с помощью stc.mean()</text:p>
      <text:p text:style-name="P6"/>
      <text:p text:style-name="P6">**ttest_sources_ave_time_interval.py**</text:p>
      <text:p text:style-name="P6"/>
      <text:p text:style-name="P6"/>
      <text:p text:style-name="P5"><text:span text:style-name="T3">6. **</text:span><text:span text:style-name="T4">Р</text:span><text:span text:style-name="T3">исование**</text:span></text:p>
      <text:p text:style-name="P6">6.1. Рисование модели мозга fsaverage для 5.1 (усреднение с помощью resampling)</text:p>
      <text:p text:style-name="P6"/>
      <text:p text:style-name="P6">**plot_source.py**</text:p>
      <text:p text:style-name="P6"/>
      <text:p text:style-name="P8"><text:span text:style-name="T3">6.2. Рисование модели мозга fsaverage для 5.</text:span><text:span text:style-name="T5">2</text:span><text:span text:style-name="T3"> (усреднение с помощью stc.mean())</text:span></text:p>
      <text:p text:style-name="P6"/>
      <text:p text:style-name="P7">**plot_source_<text:span text:style-name="T6">ave_time_int</text:span>.py**</text:p>
      <text:p text:style-name="P7"/>
      <text:p text:style-name="P7"/>
      <text:p text:style-name="P9">7. **Сборка всех рисунков в pdf документ**</text:p>
      <text:p text:style-name="P9"/>
      <text:p text:style-name="P9">**make_pdf.py**</text:p>
      <text:p text:style-name="P9"/>
      <text:p text:style-name="P9">*промежуточный (вспомогательный) файл my.html, можно скачать, либо сделать самостоятельно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1T16:06:21.913058276</dc:date>
    <meta:editing-duration>PT14M4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38" meta:word-count="295" meta:character-count="2478" meta:non-whitespace-character-count="2212"/>
  </office:meta>
</office:document-meta>
</file>